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document for the Parity Model jUnit test frame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5-10-18T11:59:19</meta:creation-date>
    <dc:creator>Raymond Kroeker</dc:creator>
    <dc:date>2005-10-18T12:02:22</dc:date>
    <dc:language>en-US</dc:language>
    <meta:editing-cycles>4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2" meta:character-count="66"/>
  </office:meta>
</office:document-meta>
</file>